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16fff5" officeooo:paragraph-rsid="0016fff5" style:font-size-asian="12.25pt" style:font-size-complex="14pt"/>
    </style:style>
    <style:style style:name="P3" style:family="paragraph" style:parent-style-name="Standard">
      <style:paragraph-properties fo:margin-top="0cm" fo:margin-bottom="0cm" loext:contextual-spacing="false" fo:line-height="150%"/>
      <style:text-properties style:font-name="Arial"/>
    </style:style>
    <style:style style:name="P4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6fff5" officeooo:paragraph-rsid="0016fff5" fo:background-color="#ffff00"/>
    </style:style>
    <style:style style:name="P5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6fff5" officeooo:paragraph-rsid="0016fff5"/>
    </style:style>
    <style:style style:name="P6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7918f" officeooo:paragraph-rsid="001791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s Lógica Programação Lya</text:p>
      <text:p text:style-name="P1"/>
      <text:p text:style-name="P3"/>
      <text:list xml:id="list1170735173" text:style-name="L1">
        <text:list-item>
          <text:p text:style-name="P4">Mostrar a Soma e a Substração de 2 números.</text:p>
        </text:list-item>
        <text:list-item>
          <text:p text:style-name="P4">Mostrar o Sucessor e Antecessor de um número</text:p>
        </text:list-item>
        <text:list-item>
          <text:p text:style-name="P4">Calcular o dobro, o triplo e a raiz quadrada de um número.</text:p>
        </text:list-item>
        <text:list-item>
          <text:p text:style-name="P4"><text:bookmark-start text:name="__DdeLink__32_417610446"/>Calcular a média artimética da nota de um aluno, sendo informado as notas que um aluno obteve em 3 provas.<text:bookmark-end text:name="__DdeLink__32_417610446"/></text:p>
        </text:list-item>
        <text:list-item>
          <text:p text:style-name="P5">Converter um valor de metros para centimetro e milimetros.</text:p>
        </text:list-item>
        <text:list-item>
          <text:p text:style-name="P5"><text:bookmark-start text:name="__DdeLink__35_403046165"/>Converter um valor de reais para dolar, considerando a cotação: 1 U$ = 5 R$.<text:bookmark-end text:name="__DdeLink__35_403046165"/></text:p>
        </text:list-item>
        <text:list-item>
          <text:p text:style-name="P5">Faça um programa que leia a largura e a altura de uma parede em metros, calcule a sua área e a quantidade de tinta necessária para pintá-la, sabendo que cada litro de tinta pinta uma área de 2 metros quadrados.</text:p>
        </text:list-item>
        <text:list-item>
          <text:p text:style-name="P5"><text:bookmark-start text:name="__DdeLink__38_1188202127"/>Calcule e mostre o preço de um produto com 10% de desconto no pagamento à vista.<text:bookmark-end text:name="__DdeLink__38_1188202127"/></text:p>
        </text:list-item>
        <text:list-item>
          <text:p text:style-name="P5">Pesquise o valor do salário mínimo atualmente (out/2020) e calcule um aumento salarial considerando a inflação acumulada nos 12 meses em set/2020.</text:p>
        </text:list-item>
        <text:list-item>
          <text:p text:style-name="P5">Escreva um programa que pergunte a quantidade de Km percorridos por um carro alugado e a quantidade de dias pelos quais ele foi alugado. Calcule o preço a pagar, sabendo que o carro custa R$60 por dia e R$0,15 por Km rodado.</text:p>
        </text:list-item>
        <text:list-item>
          <text:p text:style-name="P6">Faça um programa que leia o comprimento do cateto oposto e do cateto adjacente de um triângulo retângulo. Calcule e mostre o comprimento da hipotenusa.</text:p>
        </text:list-item>
        <text:list-item>
          <text:p text:style-name="P6">Faça um programa que leia um ângulo qualquer e mostre na tela o valor do seno e cosseno do ângulo.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30:19.973870172</meta:creation-date>
    <dc:date>2020-10-10T21:16:27.707909350</dc:date>
    <meta:editing-duration>PT13H54M30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255" meta:character-count="1357" meta:non-whitespace-character-count="1128"/>
  </office:meta>
</office:document-meta>
</file>